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B2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183586"/>
    </style:style>
    <style:style style:name="P2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83586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83586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1f7657" officeooo:paragraph-rsid="00183586" style:font-size-asian="10pt" style:font-weight-asian="bold" style:font-name-complex="Times" style:font-size-complex="10pt" style:font-weight-complex="bold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ea7c2" officeooo:paragraph-rsid="00183586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83586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83586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83586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1ac1c" officeooo:paragraph-rsid="00183586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f7657" officeooo:paragraph-rsid="00183586" style:font-size-asian="10pt" style:font-name-complex="Times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7657" officeooo:paragraph-rsid="00183586" style:font-size-asian="10pt" style:font-name-complex="Times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7657" officeooo:paragraph-rsid="0019f85b" style:font-size-asian="10pt" style:font-name-complex="Times" style:font-size-complex="10pt"/>
    </style:style>
    <style:style style:name="P1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4a96" officeooo:paragraph-rsid="00183586" style:font-size-asian="10pt" style:font-name-complex="Times" style:font-size-complex="10pt"/>
    </style:style>
    <style:style style:name="P1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83586" style:font-size-asian="10pt" style:font-size-complex="10pt"/>
    </style:style>
    <style:style style:name="P1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83586" style:font-size-asian="10pt" style:font-size-complex="10pt"/>
    </style:style>
    <style:style style:name="T1" style:family="text">
      <style:text-properties officeooo:rsid="001ea7c2"/>
    </style:style>
    <style:style style:name="T2" style:family="text">
      <style:text-properties officeooo:rsid="001f376b" style:font-name-complex="Bookman"/>
    </style:style>
    <style:style style:name="T3" style:family="text">
      <style:text-properties officeooo:rsid="001ea7c2" style:font-name-complex="Bookman"/>
    </style:style>
    <style:style style:name="T4" style:family="text">
      <style:text-properties officeooo:rsid="00183586" style:font-name-complex="Bookman"/>
    </style:style>
    <style:style style:name="T5" style:family="text">
      <style:text-properties style:font-name-complex="Times"/>
    </style:style>
    <style:style style:name="T6" style:family="text">
      <style:text-properties officeooo:rsid="00229237" style:font-name-complex="Times"/>
    </style:style>
    <style:style style:name="T7" style:family="text">
      <style:text-properties officeooo:rsid="001ea7c2" style:font-name-complex="Times"/>
    </style:style>
    <style:style style:name="T8" style:family="text">
      <style:text-properties officeooo:rsid="0019f85b" style:font-name-complex="Times"/>
    </style:style>
    <style:style style:name="T9" style:family="text">
      <style:text-properties officeooo:rsid="001f7657"/>
    </style:style>
    <style:style style:name="T10" style:family="text">
      <style:text-properties officeooo:rsid="00204a96"/>
    </style:style>
    <style:style style:name="T11" style:family="text">
      <style:text-properties officeooo:rsid="00183586"/>
    </style:style>
    <style:style style:name="T12" style:family="text">
      <style:text-properties officeooo:rsid="0019f85b"/>
    </style:style>
    <style:style style:name="T13" style:family="text">
      <style:text-properties officeooo:rsid="001bd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aso de Uso <text:span text:style-name="T11">8</text:span> (CDU<text:span text:style-name="T11">8</text:span>)</text:p>
          </table:table-cell>
          <table:table-cell table:style-name="Tabela1.B1" table:number-columns-spanned="3" office:value-type="string">
            <text:p text:style-name="P5">Manter Jornal<text:span text:style-name="T11">eiro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Descrição</text:p>
          </table:table-cell>
          <table:table-cell table:style-name="Tabela1.B1" table:number-columns-spanned="3" office:value-type="string">
            <text:p text:style-name="P14"><text:span text:style-name="T2">Caso de uso que o </text:span><text:span text:style-name="T3">sistema deve listar os jorna</text:span><text:span text:style-name="T4">leiros</text:span><text:span text:style-name="T3"> e permitir alterações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Atores</text:p>
          </table:table-cell>
          <table:table-cell table:style-name="Tabela1.B1" table:number-columns-spanned="3" office:value-type="string">
            <text:p text:style-name="P7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Inclusões</text:p>
          </table:table-cell>
          <table:table-cell table:style-name="Tabela1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Extensões</text:p>
          </table:table-cell>
          <table:table-cell table:style-name="Tabela1.B1" table:number-columns-spanned="3" office:value-type="string">
            <text:p text:style-name="P5">[CDU<text:span text:style-name="T13">12</text:span>], [CDU<text:span text:style-name="T13">13</text:span>]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Pré-Condições (PRE)</text:p>
          </table:table-cell>
          <table:table-cell table:style-name="Tabela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3">Fluxo Disparador (FD)</text:p>
          </table:table-cell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15"><text:span text:style-name="T5">Acessa </text:span><text:span text:style-name="T6">n</text:span><text:span text:style-name="T5">o menu </text:span><text:span text:style-name="T6">a opção </text:span><text:span text:style-name="T5">"</text:span><text:span text:style-name="T7">Manter Jornal</text:span><text:span text:style-name="T8">eiro</text:span><text:span text:style-name="T5">" .</text:span>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table-cell table:style-name="Tabela1.A1" table:number-rows-spanned="4" office:value-type="string">
            <text:p text:style-name="P3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9"/>
          </table:table-cell>
          <table:table-cell table:style-name="Tabela1.B1" office:value-type="string">
            <text:p text:style-name="P5">Exibe todos os jorna<text:span text:style-name="T12">leiros</text:span> disponíveis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11">Finaliza o Caso de Uso.</text:p>
          </table:table-cell>
        </table:table-row>
        <table:table-row table:style-name="Tabela1.1">
          <table:table-cell table:style-name="Tabela1.A1" table:number-rows-spanned="2" office:value-type="string">
            <text:p text:style-name="P3">Pós-condições do FP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B1" table:number-columns-spanned="2" office:value-type="string">
            <text:p text:style-name="P8"/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3">Fluxo Alternativo 1 (FA1) – "<text:span text:style-name="T9">Criar Jornal</text:span>"</text:p>
          </table:table-cell>
          <table:table-cell table:style-name="Tabela1.B1" table:number-columns-spanned="3" office:value-type="string">
            <text:p text:style-name="P7">Ao passo <text:span text:style-name="T9">1</text:span>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Acessa a opção “<text:span text:style-name="T9">Criar Jornaleiro”</text:span></text:p>
          </table:table-cell>
          <table:table-cell table:style-name="Tabela1.B1" office:value-type="string">
            <text:p text:style-name="P6"/>
          </table:table-cell>
        </table:table-row>
        <table:table-row table:style-name="Tabela1.1">
          <table:covered-table-cell/>
          <table:table-cell table:style-name="Tabela1.A1" office:value-type="string">
            <text:p text:style-name="P7">2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11">E<text:span text:style-name="T12">xecuta o [CdU12]</text:span></text:p>
          </table:table-cell>
        </table:table-row>
        <table:table-row table:style-name="Tabela1.1">
          <table:table-cell table:style-name="Tabela1.A1" table:number-rows-spanned="4" office:value-type="string">
            <text:p text:style-name="P3">Fluxo Alternativo <text:span text:style-name="T9">2</text:span> (FA<text:span text:style-name="T9">2</text:span>) – "<text:span text:style-name="T9">Alterar <text:s/>Jornal</text:span>"</text:p>
          </table:table-cell>
          <table:table-cell table:style-name="Tabela1.B1" table:number-columns-spanned="3" office:value-type="string">
            <text:p text:style-name="P11">Ao passo 1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20" office:value-type="string">
            <text:p text:style-name="P4">Passo</text:p>
          </table:table-cell>
          <table:table-cell table:style-name="Tabela1.A20" office:value-type="string">
            <text:p text:style-name="P4">Ator</text:p>
          </table:table-cell>
          <table:table-cell table:style-name="Tabela1.D20" office:value-type="string">
            <text:p text:style-name="P4">Sistema</text:p>
          </table:table-cell>
        </table:table-row>
        <table:table-row table:style-name="Tabela1.1">
          <table:covered-table-cell/>
          <table:table-cell table:style-name="Tabela1.A20" office:value-type="string">
            <text:p text:style-name="P13">1</text:p>
          </table:table-cell>
          <table:table-cell table:style-name="Tabela1.A20" office:value-type="string">
            <text:p text:style-name="P13">Seleciona um jornal<text:span text:style-name="T12">eiro</text:span> e acessa a opção “Alterar Jornal”</text:p>
          </table:table-cell>
          <table:table-cell table:style-name="Tabela1.D20" office:value-type="string">
            <text:p text:style-name="P7"/>
          </table:table-cell>
        </table:table-row>
        <table:table-row table:style-name="Tabela1.1">
          <table:covered-table-cell/>
          <table:table-cell table:style-name="Tabela1.A20" office:value-type="string">
            <text:p text:style-name="P13">2</text:p>
          </table:table-cell>
          <table:table-cell table:style-name="Tabela1.A20" office:value-type="string">
            <text:p text:style-name="P13"/>
          </table:table-cell>
          <table:table-cell table:style-name="Tabela1.D20" office:value-type="string">
            <text:p text:style-name="P12">E<text:span text:style-name="T12">xecuta o [CdU13]</text:span></text:p>
          </table:table-cell>
        </table:table-row>
        <table:table-row table:style-name="Tabela1.1">
          <table:table-cell table:style-name="Tabela1.A20" office:value-type="string">
            <text:p text:style-name="P3">Fluxo Alternativo <text:span text:style-name="T10">3</text:span> (FA<text:span text:style-name="T10">3</text:span>) – "<text:span text:style-name="T10">Remover <text:s/>Jornal”</text:span></text:p>
          </table:table-cell>
          <table:table-cell table:style-name="Tabela1.D20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a1.1">
          <table:table-cell table:style-name="Tabela1.A20" office:value-type="string">
            <text:p text:style-name="P3">Fluxo de Exceção (FE)</text:p>
          </table:table-cell>
          <table:table-cell table:style-name="Tabela1.D20" table:number-columns-spanned="3" office:value-type="string">
            <text:p text:style-name="P7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2" office:value-type="string">
            <text:p text:style-name="P3">Regras de Negócio (RN)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7">1</text:p>
          </table:table-cell>
          <table:table-cell table:style-name="Tabela1.B1" table:number-columns-spanned="2" office:value-type="string">
            <text:p text:style-name="P7">Todos os campos são obrigatórios.</text:p>
          </table:table-cell>
          <table:covered-table-cell/>
        </table:table-row>
        <table:table-row table:style-name="Tabela1.26">
          <table:table-cell table:style-name="Tabela1.A1" office:value-type="string">
            <text:p text:style-name="P3">Observações</text:p>
          </table:table-cell>
          <table:table-cell table:style-name="Tabela1.B27" table:number-columns-spanned="3" office:value-type="string">
            <text:p text:style-name="P7"/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1:15:06.871000000</meta:creation-date>
    <dc:date>2016-11-26T21:23:20.446000000</dc:date>
    <meta:editing-duration>PT8M13S</meta:editing-duration>
    <meta:editing-cycles>3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55" meta:word-count="144" meta:character-count="854" meta:non-whitespace-character-count="760"/>
  </office:meta>
</office:document-meta>
</file>